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style="italic" style:text-underline-style="solid" style:text-underline-width="auto" style:text-underline-color="font-color" fo:font-weight="bold" officeooo:rsid="0006cbdf" officeooo:paragraph-rsid="0006cbdf" style:font-size-asian="24pt" style:font-style-asian="italic" style:font-weight-asian="bold" style:font-size-complex="24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06cbdf" officeooo:paragraph-rsid="0006cbdf" style:font-size-asian="15.75pt" style:font-style-asian="normal" style:font-weight-asian="normal" style:font-size-complex="18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fo:font-style="italic" style:text-underline-style="none" fo:font-weight="normal" officeooo:rsid="0006cbdf" officeooo:paragraph-rsid="0006cbdf" style:font-size-asian="15.75pt" style:font-style-asian="italic" style:font-weight-asian="normal" style:font-size-complex="18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rrative Description.</text:p>
      <text:p text:style-name="P2"/>
      <text:p text:style-name="P2">This document will represent the proposed design for a new online </text:p>
      <text:p text:style-name="P2">bank management system. It has been discussed among the group members and we have decided that this new system will be called</text:p>
      <text:p text:style-name="P3">EasyBank.</text:p>
      <text:p text:style-name="P3"/>
      <text:p text:style-name="P2">It is designed to allow various different users of <text:span text:style-name="T1">Login </text:span>type. Examples of these users include – Customer, Manager, BankAdmin, SessionManager. All these users will be assessed on Login and this will ensure that the correct details are entered for each user. An appropriate error message will be displayed if a Users credentials are incorrect.</text:p>
      <text:p text:style-name="P2"/>
      <text:p text:style-name="P2">When a customer logs into the system, there will be a specific interface displayed. This includes a listing of their personal bank statement, ability to view any standing orders and it will also allow the user to deposit/withdraw money and also to transfer money to another account. The manager of the system will have permission to view a report of all customers accounts and to get details regarding customer account details etc.</text:p>
      <text:p text:style-name="P2"/>
      <text:p text:style-name="P2">The administrator (BankAdmin) will be responsible for adding/removing any users from the system. Also, the administrator will be reponsible for the overall maintenance and upgrading of the described system.</text:p>
      <text:p text:style-name="P2"/>
      <text:p text:style-name="P2">This system will provide a user-friendly interface. This will ensure that the site will be easily accessible and therefore it will be much easier to use for any users logging onto the si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09:16:38.685000000</meta:creation-date>
    <dc:date>2016-03-07T09:34:29.940000000</dc:date>
    <meta:editing-duration>PT37S</meta:editing-duration>
    <meta:editing-cycles>1</meta:editing-cycles>
    <meta:document-statistic meta:table-count="0" meta:image-count="0" meta:object-count="0" meta:page-count="1" meta:paragraph-count="8" meta:word-count="224" meta:character-count="1390" meta:non-whitespace-character-count="1172"/>
    <meta:generator>LibreOffice/5.0.4.2$Windows_X86_64 LibreOffice_project/2b9802c1994aa0b7dc6079e128979269cf95bc78</meta:generator>
  </office:meta>
</office:document-meta>
</file>